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>
        <style:tab-stops>
          <style:tab-stop style:position="0cm"/>
        </style:tab-stops>
      </style:paragraph-properties>
    </style:style>
    <style:style style:name="P2" style:family="paragraph">
      <style:paragraph-properties style:text-autospace="none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We're writing a tool to help game masters manage the mechanics of a game</text:p>
              </text:list-item>
              <text:list-item>
                <text:p text:style-name="P1">Think of this as "the screen the DM uses to keep track of things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Day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Objects/Behaviors/Operations</text:p>
              </text:list-item>
              <text:list-item>
                <text:p text:style-name="P1">Working!</text:p>
              </text:list-item>
              <text:list-item>
                <text:p text:style-name="P1">Test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Characters</text:p>
          </draw:text-box>
        </draw:frame>
        <draw:frame presentation:style-name="pr4" draw:layer="layout" svg:width="25.199cm" svg:height="16.588cm" svg:x="1.4cm" svg:y="3.732cm" presentation:class="outline" presentation:user-transformed="true">
          <draw:text-box>
            <text:list text:style-name="L2">
              <text:list-item>
                <text:p text:style-name="P1">Properties</text:p>
                <text:list>
                  <text:list-item>
                    <text:p text:style-name="P2">attack hit weight</text:p>
                  </text:list-item>
                  <text:list-item>
                    <text:p text:style-name="P2">defense hit weight</text:p>
                  </text:list-item>
                  <text:list-item>
                    <text:p text:style-name="P2">attack damage weight</text:p>
                  </text:list-item>
                  <text:list-item>
                    <text:p text:style-name="P2">defense damage weight</text:p>
                  </text:list-item>
                  <text:list-item>
                    <text:p text:style-name="P2">health</text:p>
                  </text:list-item>
                  <text:list-item>
                    <text:p text:style-name="P2">Items</text:p>
                  </text:list-item>
                  <text:list-item>
                    <text:p text:style-name="P2">experience</text:p>
                  </text:list-item>
                </text:list>
              </text:list-item>
              <text:list-item>
                <text:p text:style-name="P2">operations</text:p>
                <text:list>
                  <text:list-item>
                    <text:p text:style-name="P2">get effective stats</text:p>
                  </text:list-item>
                  <text:list-item>
                    <text:p text:style-name="P2">h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MOBs</text:p>
          </draw:text-box>
        </draw:frame>
        <draw:frame presentation:style-name="pr4" draw:layer="layout" svg:width="25.199cm" svg:height="15.091cm" svg:x="1.4cm" svg:y="4.914cm" presentation:class="outline" presentation:user-transformed="true">
          <draw:text-box>
            <text:list text:style-name="L2">
              <text:list-item>
                <text:p text:style-name="P1">properties</text:p>
                <text:list>
                  <text:list-item>
                    <text:p text:style-name="P2">attack hit weight</text:p>
                  </text:list-item>
                  <text:list-item>
                    <text:p text:style-name="P2">defense hit weight</text:p>
                  </text:list-item>
                  <text:list-item>
                    <text:p text:style-name="P2">attack damage weight</text:p>
                  </text:list-item>
                  <text:list-item>
                    <text:p text:style-name="P2">defense damage weight</text:p>
                  </text:list-item>
                  <text:list-item>
                    <text:p text:style-name="P2">health</text:p>
                  </text:list-item>
                  <text:list-item>
                    <text:p text:style-name="P2">Items</text:p>
                  </text:list-item>
                </text:list>
              </text:list-item>
              <text:list-item>
                <text:p text:style-name="P2">operations</text:p>
                <text:list>
                  <text:list-item>
                    <text:p text:style-name="P2">get effective stats</text:p>
                  </text:list-item>
                  <text:list-item>
                    <text:p text:style-name="P2">h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tem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attack bonus</text:p>
              </text:list-item>
              <text:list-item>
                <text:p text:style-name="P2">defense bon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Character libraria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CRUD</text:p>
              </text:list-item>
              <text:list-item>
                <text:p text:style-name="P2">persist charac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MOB libraria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catalog of available mobs</text:p>
              </text:list-item>
              <text:list-item>
                <text:p text:style-name="P2">mobs non-persis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Item librarian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Oper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Combat!</text:p>
                <text:list>
                  <text:list-item>
                    <text:p text:style-name="P2">individual turns</text:p>
                  </text:list-item>
                  <text:list-item>
                    <text:p text:style-name="P2">entire attack sequences</text:p>
                  </text:list-item>
                  <text:list-item>
                    <text:p text:style-name="P2">Bonus: item dr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y 2: <text:s/>Microservi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microservices for Librarian and Combat</text:p>
              </text:list-item>
              <text:list-item>
                <text:p>Retrieve characters and MOBs from Librarian</text:p>
              </text:list-item>
              <text:list-item>
                <text:p>Use Python FLASK (example provided in my example code) as your framework</text:p>
              </text:list-item>
              <text:list-item>
                <text:p>Combat should have the 2 combatants POSTed to it, should execute the combat, and return the results <text:span text:style-name="T1">AND</text:span> the combat sequence (who hit who <text:s/>for how much)</text:p>
              </text:list-item>
              <text:list-item>
                <text:p>Preserve the results with the Librari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wey Sasser</meta:initial-creator>
    <meta:creation-date>2015-12-15T00:47:04.02</meta:creation-date>
    <dc:date>2015-12-16T08:15:36.23</dc:date>
    <dc:creator>Dewey Sasser</dc:creator>
    <meta:editing-duration>P1DT7H28M30S</meta:editing-duration>
    <meta:editing-cycles>6</meta:editing-cycles>
    <meta:generator>OpenOffice/4.0.1$Win32 OpenOffice.org_project/401m5$Build-9714</meta:generator>
    <meta:document-statistic meta:object-count="61"/>
  </office:meta>
</office:document-meta>
</file>